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 officeooo:rsid="0008022e" officeooo:paragraph-rsid="0008022e"/>
    </style:style>
    <style:style style:name="P2" style:family="paragraph" style:parent-style-name="Standard">
      <style:text-properties officeooo:paragraph-rsid="00057137"/>
    </style:style>
    <style:style style:name="P3" style:family="paragraph" style:parent-style-name="Standard">
      <style:text-properties officeooo:paragraph-rsid="000ad908"/>
    </style:style>
    <style:style style:name="P4" style:family="paragraph" style:parent-style-name="Standard">
      <style:text-properties fo:language="pl" fo:country="PL" officeooo:rsid="0008022e" officeooo:paragraph-rsid="0008022e"/>
    </style:style>
    <style:style style:name="P5" style:family="paragraph" style:parent-style-name="Standard">
      <style:text-properties fo:language="pl" fo:country="PL" officeooo:rsid="0008022e" officeooo:paragraph-rsid="000ad908"/>
    </style:style>
    <style:style style:name="P6" style:family="paragraph" style:parent-style-name="Standard">
      <style:text-properties fo:language="pl" fo:country="PL" officeooo:rsid="0008022e" officeooo:paragraph-rsid="000d7f30"/>
    </style:style>
    <style:style style:name="P7" style:family="paragraph" style:parent-style-name="Standard">
      <style:text-properties fo:language="pl" fo:country="PL" officeooo:rsid="00057137" officeooo:paragraph-rsid="00057137"/>
    </style:style>
    <style:style style:name="P8" style:family="paragraph" style:parent-style-name="Standard">
      <style:text-properties fo:language="pl" fo:country="PL" officeooo:rsid="000ad908" officeooo:paragraph-rsid="000ad908"/>
    </style:style>
    <style:style style:name="P9" style:family="paragraph" style:parent-style-name="Standard" style:list-style-name="L1">
      <style:text-properties officeooo:paragraph-rsid="00061c5d"/>
    </style:style>
    <style:style style:name="P10" style:family="paragraph" style:parent-style-name="Standard" style:list-style-name="L1">
      <style:text-properties officeooo:paragraph-rsid="0008022e"/>
    </style:style>
    <style:style style:name="P11" style:family="paragraph" style:parent-style-name="Standard" style:list-style-name="L1">
      <style:text-properties officeooo:paragraph-rsid="0009985c"/>
    </style:style>
    <style:style style:name="P12" style:family="paragraph" style:parent-style-name="Standard" style:list-style-name="L1">
      <style:text-properties officeooo:paragraph-rsid="000ad908"/>
    </style:style>
    <style:style style:name="P13" style:family="paragraph" style:parent-style-name="Standard" style:list-style-name="L1">
      <style:text-properties fo:language="pl" fo:country="PL" officeooo:rsid="00057137" officeooo:paragraph-rsid="00057137"/>
    </style:style>
    <style:style style:name="P14" style:family="paragraph" style:parent-style-name="Standard">
      <style:text-properties fo:language="pl" fo:country="PL" officeooo:rsid="00057137" officeooo:paragraph-rsid="00057137"/>
    </style:style>
    <style:style style:name="P15" style:family="paragraph" style:parent-style-name="Standard" style:list-style-name="L1">
      <style:text-properties fo:language="pl" fo:country="PL" officeooo:rsid="00061c5d" officeooo:paragraph-rsid="00061c5d"/>
    </style:style>
    <style:style style:name="P16" style:family="paragraph" style:parent-style-name="Standard" style:list-style-name="L1">
      <style:text-properties fo:language="pl" fo:country="PL" officeooo:rsid="0008022e" officeooo:paragraph-rsid="0008022e"/>
    </style:style>
    <style:style style:name="P17" style:family="paragraph" style:parent-style-name="Standard" style:list-style-name="L1">
      <style:text-properties fo:language="pl" fo:country="PL" officeooo:rsid="0009985c" officeooo:paragraph-rsid="0009985c"/>
    </style:style>
    <style:style style:name="P18" style:family="paragraph" style:parent-style-name="Standard" style:list-style-name="L1">
      <style:text-properties fo:language="pl" fo:country="PL" officeooo:rsid="000ad908" officeooo:paragraph-rsid="000ad908"/>
    </style:style>
    <style:style style:name="P19" style:family="paragraph" style:parent-style-name="Standard">
      <style:text-properties fo:language="pl" fo:country="PL" officeooo:rsid="000ad908" officeooo:paragraph-rsid="000ad908"/>
    </style:style>
    <style:style style:name="P20" style:family="paragraph" style:parent-style-name="Standard">
      <style:text-properties fo:language="pl" fo:country="PL" officeooo:rsid="00173eac" officeooo:paragraph-rsid="00173eac"/>
    </style:style>
    <style:style style:name="P21" style:family="paragraph" style:parent-style-name="Standard" style:list-style-name="L1">
      <style:text-properties officeooo:rsid="00057137" officeooo:paragraph-rsid="00057137"/>
    </style:style>
    <style:style style:name="P22" style:family="paragraph" style:parent-style-name="Standard" style:list-style-name="L1">
      <style:text-properties officeooo:rsid="00057137" officeooo:paragraph-rsid="00061c5d"/>
    </style:style>
    <style:style style:name="P23" style:family="paragraph" style:parent-style-name="Standard" style:list-style-name="L1">
      <style:text-properties officeooo:rsid="00057137" officeooo:paragraph-rsid="000ad908"/>
    </style:style>
    <style:style style:name="P24" style:family="paragraph" style:parent-style-name="Standard">
      <style:text-properties officeooo:rsid="00057137" officeooo:paragraph-rsid="000ad908"/>
    </style:style>
    <style:style style:name="P25" style:family="paragraph" style:parent-style-name="Standard">
      <style:text-properties officeooo:paragraph-rsid="0008022e"/>
    </style:style>
    <style:style style:name="P26" style:family="paragraph" style:parent-style-name="Standard">
      <style:text-properties officeooo:paragraph-rsid="00061c5d"/>
    </style:style>
    <style:style style:name="P27" style:family="paragraph" style:parent-style-name="Standard">
      <style:text-properties officeooo:paragraph-rsid="00057137"/>
    </style:style>
    <style:style style:name="P28" style:family="paragraph" style:parent-style-name="Standard">
      <style:text-properties officeooo:paragraph-rsid="0009985c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57137"/>
    </style:style>
    <style:style style:name="T3" style:family="text">
      <style:text-properties fo:language="pl" fo:country="PL" officeooo:rsid="00061c5d"/>
    </style:style>
    <style:style style:name="T4" style:family="text">
      <style:text-properties fo:language="pl" fo:country="PL" officeooo:rsid="0008022e"/>
    </style:style>
    <style:style style:name="T5" style:family="text">
      <style:text-properties fo:language="pl" fo:country="PL" officeooo:rsid="0009985c"/>
    </style:style>
    <style:style style:name="T6" style:family="text">
      <style:text-properties fo:language="pl" fo:country="PL" officeooo:rsid="000ad908"/>
    </style:style>
    <style:style style:name="T7" style:family="text">
      <style:text-properties fo:language="pl" fo:country="PL" style:text-underline-style="solid" style:text-underline-width="auto" style:text-underline-color="font-color" fo:font-weight="bold" officeooo:rsid="0005713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///////////////////////////////////////////////////////////////////////////////////////////////////////////////////////////////////////////////</text:p>
      <text:p text:style-name="P2"><text:span text:style-name="T7">Zadanie nr 1 (przykłady rozproszonych aplikacji webowych wraz z uzasadnieniem).</text:span></text:p>
      <text:p text:style-name="P7"/>
      <text:p text:style-name="P2"><text:span text:style-name="T2"><text:tab/></text:span><text:span text:style-name="T4">Poniżej jest przedstawiona </text:span><text:span text:style-name="T5">(10) </text:span><text:span text:style-name="T4">lista przykładów r</text:span><text:span text:style-name="T2">ozproszonych aplikacji webowy</text:span><text:span text:style-name="T4">ch:</text:span></text:p>
      <text:p text:style-name="P7"/>
      <text:list xml:id="list3496197950" text:style-name="L1">
        <text:list-item>
          <text:p text:style-name="P13">Wyszukiwarki internetowe:</text:p>
          <text:list>
            <text:list-item>
              <text:p text:style-name="P13">przykłady:</text:p>
              <text:list>
                <text:list-item>
                  <text:p text:style-name="P13">Google, Bing, Yahoo!, DuckDuckGo.</text:p>
                </text:list-item>
              </text:list>
            </text:list-item>
            <text:list-item>
              <text:p text:style-name="P13">uzasadnienie:</text:p>
              <text:list>
                <text:list-item>
                  <text:p text:style-name="P13">powyżej przedstawione wyszukiwarki internetowe korzystają z przetwarzania rozproszonego do indeksowania miliardów stron internetowych, jak i również do zapewnienia szybkich odpowiedzi na zapytania użytkowników nie tylko z Polski, ale też i z całego świata.</text:p>
                </text:list-item>
              </text:list>
            </text:list-item>
          </text:list>
        </text:list-item>
      </text:list>
      <text:p text:style-name="P7"/>
      <text:list xml:id="list122355418758992" text:continue-numbering="true" text:style-name="L1">
        <text:list-item>
          <text:p text:style-name="P13">Usługi chmury obliczeniowej:</text:p>
          <text:list>
            <text:list-item>
              <text:p text:style-name="P13">przykłady:</text:p>
              <text:list>
                <text:list-item>
                  <text:p text:style-name="P21"><text:span text:style-name="T3">Amazon Web Services (</text:span><text:span text:style-name="T1">AWS</text:span><text:span text:style-name="T3">)</text:span><text:span text:style-name="T1">, Microsoft Azure, Google Clou</text:span><text:span text:style-name="T3">d Platform.</text:span></text:p>
                </text:list-item>
              </text:list>
            </text:list-item>
            <text:list-item>
              <text:p text:style-name="P22"><text:span text:style-name="T3">u</text:span><text:span text:style-name="T1">zasadnieni</text:span><text:span text:style-name="T3">e:</text:span></text:p>
              <text:list>
                <text:list-item>
                  <text:p text:style-name="P23"><text:span text:style-name="T3">powyższe przykłady chmur obliczeniowych r</text:span><text:span text:style-name="T1">ozmieszczają zasoby obliczeniow</text:span><text:span text:style-name="T3">e oraz </text:span><text:span text:style-name="T1">przechowyw</text:span><text:span text:style-name="T3">ują </text:span><text:span text:style-name="T1">dan</text:span><text:span text:style-name="T3">e </text:span><text:span text:style-name="T1">w wielu lokalizacjach </text:span><text:span text:style-name="T3">(na różnych kontynentach)</text:span><text:span text:style-name="T1">, aby zwiększyć wydajność, </text:span><text:span text:style-name="T3">jak i też </text:span><text:span text:style-name="T1">niezawodn</text:span><text:span text:style-name="T3">ość.</text:span></text:p>
                </text:list-item>
              </text:list>
            </text:list-item>
          </text:list>
        </text:list-item>
      </text:list>
      <text:p text:style-name="P24"><text:span text:style-name="T3"/></text:p>
      <text:list xml:id="list122353859499236" text:continue-numbering="true" text:style-name="L1">
        <text:list-item>
          <text:p text:style-name="P22"><text:span text:style-name="T3">S</text:span><text:span text:style-name="T1">ystemy zarządzania rozproszonymi bazami danyc</text:span><text:span text:style-name="T3">h:</text:span></text:p>
          <text:list>
            <text:list-item>
              <text:p text:style-name="P15">przykłady:</text:p>
              <text:list>
                <text:list-item>
                  <text:p text:style-name="P22"><text:span text:style-name="T3">MySQL, Oracle Database, IBM DB2, Microsoft SQL Server, M</text:span><text:span text:style-name="T1">ongoD</text:span><text:span text:style-name="T3">B.</text:span></text:p>
                </text:list-item>
              </text:list>
            </text:list-item>
            <text:list-item>
              <text:p text:style-name="P15">uzasadnienie:</text:p>
              <text:list>
                <text:list-item>
                  <text:p text:style-name="P9"><text:span text:style-name="T3">powyższe przykłady systemów zarządzania rozproszonymi bazami danych mają za zadanie przechowywanie oraz </text:span><text:span text:style-name="T2">przetwarza</text:span><text:span text:style-name="T3">nie </text:span><text:span text:style-name="T2">dan</text:span><text:span text:style-name="T3">ych </text:span><text:span text:style-name="T2">w wielu węzłac</text:span><text:span text:style-name="T3">h, </text:span><text:span text:style-name="T2">co zwiększa dostępność i skalowalność </text:span><text:span text:style-name="T3">(przetwarzanie danych w wielu węzłach oznacza to, że zadanie obliczeniowe jest dzielone na mniejsze podzadania, które są następnie rozsyłane do odrębnych komputerów).</text:span></text:p>
                </text:list-item>
              </text:list>
            </text:list-item>
          </text:list>
        </text:list-item>
      </text:list>
      <text:p text:style-name="P26"><text:span text:style-name="T3"/></text:p>
      <text:list xml:id="list122353810273296" text:continue-numbering="true" text:style-name="L1">
        <text:list-item>
          <text:p text:style-name="P10"><text:span text:style-name="T3">S</text:span><text:span text:style-name="T2">ieci dostarczania treści (CD</text:span><text:span text:style-name="T4">N):</text:span></text:p>
          <text:list>
            <text:list-item>
              <text:p text:style-name="P16">przykłady:</text:p>
              <text:list>
                <text:list-item>
                  <text:p text:style-name="P10"><text:span text:style-name="T2">Cloudflare, </text:span><text:span text:style-name="T4">Akamai, Amazon CloudFront, Google Cloud CDN, Microsoft Azure CDN.</text:span></text:p>
                </text:list-item>
              </text:list>
            </text:list-item>
            <text:list-item>
              <text:p text:style-name="P16">uzasadnienie:</text:p>
              <text:list>
                <text:list-item>
                  <text:p text:style-name="P10"><text:span text:style-name="T4">powyższe przykłady CDN (Content Delivery Network) d</text:span><text:span text:style-name="T2">ystrybuują treści, takie ja</text:span><text:span text:style-name="T4">k </text:span><text:span text:style-name="T2">multimedia </text:span><text:span text:style-name="T4">(zdjęcia, filmy, muzyka) </text:span><text:span text:style-name="T2">czy strony internetowe z serweró</text:span><text:span text:style-name="T4">w, które znajdują się </text:span><text:span text:style-name="T2">bliżej użytkowników, </text:span><text:span text:style-name="T4">jednocześnie </text:span><text:span text:style-name="T2">zmniejszają</text:span><text:span text:style-name="T4">c </text:span><text:span text:style-name="T2">opóźnien</text:span><text:span text:style-name="T4">ia.</text:span></text:p>
                </text:list-item>
              </text:list>
            </text:list-item>
          </text:list>
        </text:list-item>
      </text:list>
      <text:p text:style-name="P25"><text:span text:style-name="T4"/></text:p>
      <text:list xml:id="list122354036389249" text:continue-numbering="true" text:style-name="L1">
        <text:list-item>
          <text:p text:style-name="P10"><text:span text:style-name="T4">Pl</text:span><text:span text:style-name="T2">atformy e-commerce:</text:span></text:p>
          <text:list>
            <text:list-item>
              <text:p text:style-name="P16">przykłady:</text:p>
              <text:list>
                <text:list-item>
                  <text:p text:style-name="P10"><text:span text:style-name="T4">eBay, A</text:span><text:span text:style-name="T2">mazo</text:span><text:span text:style-name="T4">n, Etsy.</text:span></text:p>
                </text:list-item>
              </text:list>
            </text:list-item>
            <text:list-item>
              <text:p text:style-name="P16">uzasadnienie:</text:p>
              <text:list>
                <text:list-item>
                  <text:p text:style-name="P10"><text:span text:style-name="T4">powyższe platformy w</text:span><text:span text:style-name="T2">ykorzystują przetwarzanie rozproszone do obsługi transakcji, zarządzania magazynami </text:span><text:span text:style-name="T4">oraz </text:span><text:span text:style-name="T2">personalizacji treści dla użytkownikó</text:span><text:span text:style-name="T4">w w Polsce i </text:span><text:span text:style-name="T2">na całym świeci</text:span><text:span text:style-name="T4">e.</text:span></text:p>
                </text:list-item>
              </text:list>
            </text:list-item>
          </text:list>
        </text:list-item>
      </text:list>
      <text:p text:style-name="P25"><text:soft-page-break/><text:span text:style-name="T4"/></text:p>
      <text:list xml:id="list122353986211568" text:continue-numbering="true" text:style-name="L1">
        <text:list-item>
          <text:p text:style-name="P11"><text:span text:style-name="T4">Pla</text:span><text:span text:style-name="T2">tformy mediów społecznościowych:</text:span></text:p>
          <text:list>
            <text:list-item>
              <text:p text:style-name="P17">przykłady:</text:p>
              <text:list>
                <text:list-item>
                  <text:p text:style-name="P11"><text:span text:style-name="T5">Facebook, T</text:span><text:span text:style-name="T2">witter, </text:span><text:span text:style-name="T5">Reddit.</text:span></text:p>
                </text:list-item>
              </text:list>
            </text:list-item>
            <text:list-item>
              <text:p text:style-name="P17">Uzasadnienie:</text:p>
              <text:list>
                <text:list-item>
                  <text:p text:style-name="P11"><text:span text:style-name="T5">powyższe platformy p</text:span><text:span text:style-name="T2">rzetwarzaj</text:span><text:span text:style-name="T5">ą oraz </text:span><text:span text:style-name="T2">przechowują ogromne ilości danych użytkowników, zapewniając szybką, </text:span><text:span text:style-name="T5">jak i też </text:span><text:span text:style-name="T2">stabilną usługę niezależnie o</text:span><text:span text:style-name="T5">d </text:span><text:span text:style-name="T2">obciążeni</text:span><text:span text:style-name="T5">a.</text:span></text:p>
                </text:list-item>
              </text:list>
            </text:list-item>
          </text:list>
        </text:list-item>
      </text:list>
      <text:p text:style-name="P28"><text:span text:style-name="T5"/></text:p>
      <text:list xml:id="list122353970749838" text:continue-numbering="true" text:style-name="L1">
        <text:list-item>
          <text:p text:style-name="P11"><text:span text:style-name="T5">Sy</text:span><text:span text:style-name="T2">stemy płatności online:</text:span></text:p>
          <text:list>
            <text:list-item>
              <text:p text:style-name="P17">przykłady:</text:p>
              <text:list>
                <text:list-item>
                  <text:p text:style-name="P11"><text:span text:style-name="T2">PayPal, Strip</text:span><text:span text:style-name="T5">e, Klarna, Adyen, Amazon Pay.</text:span></text:p>
                </text:list-item>
              </text:list>
            </text:list-item>
            <text:list-item>
              <text:p text:style-name="P17">uzasadnienie:</text:p>
              <text:list>
                <text:list-item>
                  <text:p text:style-name="P11"><text:span text:style-name="T5">powyższe przykłady systemów płatności online u</text:span><text:span text:style-name="T2">żywaj</text:span><text:span text:style-name="T5">ą </text:span><text:span text:style-name="T2">przetwarzania rozproszoneg</text:span><text:span text:style-name="T5">o </text:span><text:span text:style-name="T2">do przetwarzania transakcji finansowych, gwarantując bezpieczeństwo </text:span><text:span text:style-name="T5">oraz </text:span><text:span text:style-name="T2">niezawodn</text:span><text:span text:style-name="T5">ość.</text:span></text:p>
                </text:list-item>
              </text:list>
            </text:list-item>
          </text:list>
        </text:list-item>
      </text:list>
      <text:p text:style-name="P28"><text:span text:style-name="T5"/></text:p>
      <text:list xml:id="list122354484883777" text:continue-numbering="true" text:style-name="L1">
        <text:list-item>
          <text:p text:style-name="P11"><text:span text:style-name="T5">U</text:span><text:span text:style-name="T2">sługi przesyłania strumieniowego:</text:span></text:p>
          <text:list>
            <text:list-item>
              <text:p text:style-name="P17">przykłady:</text:p>
              <text:list>
                <text:list-item>
                  <text:p text:style-name="P11"><text:span text:style-name="T2">Netflix, </text:span><text:span text:style-name="T5">Amazon Prime Video, Hulu, </text:span><text:span text:style-name="T2">Spotif</text:span><text:span text:style-name="T5">y.</text:span></text:p>
                </text:list-item>
              </text:list>
            </text:list-item>
            <text:list-item>
              <text:p text:style-name="P17">uzasadnienie:</text:p>
              <text:list>
                <text:list-item>
                  <text:p text:style-name="P11"><text:span text:style-name="T5">powyższe przykłady usług przesyłania strumieniowego d</text:span><text:span text:style-name="T2">ystrybuują treści audi</text:span><text:span text:style-name="T5">o oraz </text:span><text:span text:style-name="T2">wideo do użytkowników na całym świecie, używając przetwarzania rozproszonego do zarządzania dużym ruchem sieciowym, </text:span><text:span text:style-name="T5">jak i też pr</text:span><text:span text:style-name="T2">zechowywaniem danyc</text:span><text:span text:style-name="T5">h.</text:span></text:p>
                </text:list-item>
              </text:list>
            </text:list-item>
          </text:list>
        </text:list-item>
      </text:list>
      <text:p text:style-name="P28"><text:span text:style-name="T5"/></text:p>
      <text:list xml:id="list122354138662429" text:continue-numbering="true" text:style-name="L1">
        <text:list-item>
          <text:p text:style-name="P11"><text:span text:style-name="T5">Pl</text:span><text:span text:style-name="T2">atformy współpracy online:</text:span></text:p>
          <text:list>
            <text:list-item>
              <text:p text:style-name="P17">przykłady:</text:p>
              <text:list>
                <text:list-item>
                  <text:p text:style-name="P11"><text:span text:style-name="T5">Microsoft Office 365, </text:span><text:span text:style-name="T2">Google Docs.</text:span></text:p>
                </text:list-item>
              </text:list>
            </text:list-item>
            <text:list-item>
              <text:p text:style-name="P17">uzasadnienie:</text:p>
              <text:list>
                <text:list-item>
                  <text:p text:style-name="P11"><text:span text:style-name="T5">powyższe przykłady platform współpracy online p</text:span><text:span text:style-name="T2">ozwalają na współpracę w czasie rzeczywistym między użytkownikami na całym świecie, dzięki wykorzystaniu rozproszonych s</text:span><text:span text:style-name="T5">erwerów.</text:span></text:p>
                </text:list-item>
              </text:list>
            </text:list-item>
          </text:list>
        </text:list-item>
      </text:list>
      <text:p text:style-name="P28"><text:span text:style-name="T5"/></text:p>
      <text:list xml:id="list122353440938088" text:continue-numbering="true" text:style-name="L1">
        <text:list-item>
          <text:p text:style-name="P11"><text:span text:style-name="T5">P</text:span><text:span text:style-name="T2">latformy do wirtualnych spotka</text:span><text:span text:style-name="T5">ń:</text:span></text:p>
          <text:list>
            <text:list-item>
              <text:p text:style-name="P12"><text:span text:style-name="T5">przykład</text:span><text:span text:style-name="T6">y:</text:span></text:p>
              <text:list>
                <text:list-item>
                  <text:p text:style-name="P12"><text:span text:style-name="T2">Zoom</text:span><text:span text:style-name="T6">, </text:span><text:span text:style-name="T2">Microsoft Teams, </text:span><text:span text:style-name="T6">Microsoft Skype.</text:span></text:p>
                </text:list-item>
              </text:list>
            </text:list-item>
            <text:list-item>
              <text:p text:style-name="P18">uzasadnienie:</text:p>
              <text:list>
                <text:list-item>
                  <text:p text:style-name="P12"><text:span text:style-name="T6">powyższe platformy do wirtualnych spotkań po</text:span><text:span text:style-name="T2">zwalają na prowadzenie wideokonferencji </text:span><text:span text:style-name="T6">oraz </text:span><text:span text:style-name="T2">spotkań online z wykorzystaniem rozproszonych serwerów dla zapewnienia wysokiej jakości połącze</text:span><text:span text:style-name="T6">ń (tj. bez zakłuceń i zerwań połączeń).</text:span></text:p>
                </text:list-item>
              </text:list>
            </text:list-item>
          </text:list>
        </text:list-item>
      </text:list>
      <text:p text:style-name="P8"/>
      <text:p text:style-name="P3"><text:span text:style-name="T6"><text:tab/>Wszystkie podane przykłady </text:span><text:span text:style-name="T2">aplikacji wykorzystuje przetwarzanie rozproszone </text:span><text:span text:style-name="T6">w celu </text:span><text:span text:style-name="T2">zwiększ</text:span><text:span text:style-name="T6">enia </text:span><text:span text:style-name="T2">wydajnoś</text:span><text:span text:style-name="T6">ci</text:span><text:span text:style-name="T2">, niezawodnoś</text:span><text:span text:style-name="T6">ci oraz </text:span><text:span text:style-name="T2">skalowalnoś</text:span><text:span text:style-name="T6">ci </text:span><text:span text:style-name="T2">swoich usłu</text:span><text:span text:style-name="T6">g, co w tym wypadku jest </text:span><text:span text:style-name="T2">kluczowe dla obsługi globalnej bazy użytkowników </text:span><text:span text:style-name="T6">oraz </text:span><text:span text:style-name="T2">zapewnienia wysokiej dostępności swoich usłu</text:span><text:span text:style-name="T6">g.</text:span></text:p>
      <text:p text:style-name="P8"/>
      <text:p text:style-name="P8"><text:tab/>Wykorzystane źródła [ z dnia 30.10.2023 ]:</text:p>
      <text:p text:style-name="P8">=&gt; https://widoczni.com/blog/najpopularniejsze-wyszukiwarki/</text:p>
      <text:p text:style-name="P8"><text:soft-page-break/>=&gt; https://www.teleaudyt.pl/czym-jest-chmura-obliczeniowa/</text:p>
      <text:p text:style-name="P8">=&gt; https://www.kluczsystem-sklep.pl/jakie-sa-najpowszechniej-wykorzystywane-systemy-zarzadzania-bazami-danych-n-31.html</text:p>
      <text:p text:style-name="P8">=&gt; https://boringowl.io/blog/co-to-jest-cdn</text:p>
      <text:p text:style-name="P8">=&gt; https://www.sellintegro.pl/blog/porownanie-platform-sprzedazowych-ebay-etsy-amazon</text:p>
      <text:p text:style-name="P8">=&gt; https://obtk.pl/najpopularniejsze-social-media-w-polsce-i-na-swiecie-sprawdz-dane-i-trendy/</text:p>
      <text:p text:style-name="P8">=&gt; https://taxology.co/pl/blog/systemy-platnosci-e-commerce-w-europie/</text:p>
      <text:p text:style-name="P8">=&gt; https://www.mcafee.com/support/?locale=pl-PL&amp;articleId=TS102778&amp;page=shell&amp;shell=article-view</text:p>
      <text:p text:style-name="P8">=&gt; https://support.microsoft.com/pl-pl/office/wsp%C3%B3%C5%82praca-nad-dokumentami-i-wsp%C3%B3%C5%82tworzenie-ee1509b4-1f6e-401e-b04a-782d26f564a4</text:p>
      <text:p text:style-name="P8">=&gt; https://www.meetingplanner.pl/artykuly/publicystyka/5227-agnieszka-ciesielska-porownanie-wybranych-platform-do-organizacji-spotkan-online.html</text:p>
      <text:p text:style-name="P8"/>
      <text:p text:style-name="P6">////////////////////////////////////////////////////////////////////////////////////////////////////////////////////////////////////////////////</text:p>
      <text:p text:style-name="P5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 officeooo:rsid="0008022e" officeooo:paragraph-rsid="000802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zetwarzanie Rozproszone ( laboratorium ) - Łukasz Tworzydło - nr albumu: gd2962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6T16:39:58.334000000</meta:creation-date>
    <dc:date>2023-12-09T12:23:52.135000000</dc:date>
    <meta:editing-duration>PT19M16S</meta:editing-duration>
    <meta:editing-cycles>9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67" meta:word-count="513" meta:character-count="4964" meta:non-whitespace-character-count="4565"/>
  </office:meta>
</office:document-meta>
</file>